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Light" svg:font-family="'Noto Sans Light'" style:font-adornments="Ligera" style:font-pitch="variable"/>
    <style:font-face style:name="Noto Sans Regular2" svg:font-family="'Noto Sans Regular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7.098cm" fo:min-width="8.89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63cm"/>
      <style:paragraph-properties style:writing-mode="lr-tb"/>
    </style:style>
    <style:style style:name="pr2" style:family="presentation" style:parent-style-name="Forestbird-subtitle">
      <style:graphic-properties draw:fill-color="#ffffff" fo:min-height="9.134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draw:frame presentation:style-name="pr1" draw:layer="layout" svg:width="25.199cm" svg:height="2.63cm" svg:x="1.4cm" svg:y="0.627cm" presentation:class="title">
          <draw:text-box>
            <text:p>CARRY NUMBER</text:p>
          </draw:text-box>
        </draw:frame>
        <draw:frame presentation:style-name="pr2" draw:text-style-name="P1" draw:layer="layout" svg:width="25.199cm" svg:height="9.134cm" svg:x="1.471cm" svg:y="3.556cm" presentation:class="subtitle" presentation:user-transformed="true">
          <draw:text-box>
            <text:p><text:s text:c="2"/>15</text:p>
            <text:p>+23</text:p>
            <text:p><text:s/>38ma</text:p>
          </draw:text-box>
          <office:event-listeners>
            <presentation:event-listener script:event-name="dom:click" presentation:action="first-page"/>
          </office:event-listeners>
        </draw:frame>
        <draw:line draw:style-name="gr1" draw:text-style-name="P2" draw:layer="layout" svg:x1="12.954cm" svg:y1="8.636cm" svg:x2="16.002cm" svg:y2="8.636cm">
          <text:p/>
        </draw:line>
        <draw:custom-shape draw:style-name="gr2" draw:text-style-name="P3" draw:layer="layout" svg:width="10.414cm" svg:height="10.414cm" svg:x="7.62cm" svg:y="2.54cm">
          <text:p text:style-name="P3">How many sons do you have?</text:p>
          <text:p text:style-name="P3">This doesent matter but how </text:p>
          <text:p text:style-name="P3"><text:s/>Many suns you have it matters </text:p>
          <text:p text:style-name="P3">The most these days</text:p>
          <text:p text:style-name="P3">So get ready to fight it is the end off this and sfter life my sons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all to the botton if you can not stay on the top do not stuck between the pools because no one is going to feel or notice your presence</text:p>
          <text:p text:style-name="P3"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Light" svg:font-family="'Noto Sans Light'" style:font-adornments="Ligera" style:font-pitch="variable"/>
    <style:font-face style:name="Noto Sans Regular2" svg:font-family="'Noto Sans Regular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Noto Sans Black" svg:font-family="'Noto Sans Black'" style:font-family-generic="swiss" style:font-pitch="variable"/>
    <style:font-face style:name="Noto Sans Black1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.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167cm" fo:margin-bottom="0cm" fo:text-indent="0cm"/>
      <style:text-properties fo:font-size="11.8000001907349pt" style:font-size-asian="28pt" style:font-size-complex="28pt"/>
    </style:style>
    <style:style style:name="Forestbird-outline3" style:family="presentation" style:parent-style-name="Forestbird-outline2">
      <style:paragraph-properties fo:margin-left="0cm" fo:margin-right="0cm" fo:margin-top="0.125cm" fo:margin-bottom="0cm" fo:text-indent="0cm"/>
      <style:text-properties fo:font-size="10.1000003814697pt" style:font-size-asian="24pt" style:font-size-complex="24pt"/>
    </style:style>
    <style:style style:name="Forestbird-outline4" style:family="presentation" style:parent-style-name="Forestbird-outline3">
      <style:paragraph-properties fo:margin-left="0cm" fo:margin-right="0cm" fo:margin-top="0.083cm" fo:margin-bottom="0cm" fo:text-indent="0cm"/>
      <style:text-properties fo:font-size="8.39999961853027pt" style:font-size-asian="20pt" style:font-size-complex="20pt"/>
    </style:style>
    <style:style style:name="Forestbird-outline5" style:family="presentation" style:parent-style-name="Forestbird-outline4">
      <style:paragraph-properties fo:margin-left="0cm" fo:margin-right="0cm" fo:margin-top="0.041cm" fo:margin-bottom="0cm" fo:text-indent="0cm"/>
      <style:text-properties fo:font-size="8.39999961853027pt" style:font-size-asian="20pt" style:font-size-complex="20pt"/>
    </style:style>
    <style:style style:name="Forestbird-outline6" style:family="presentation" style:parent-style-name="Forestbird-outline5">
      <style:paragraph-properties fo:margin-left="0cm" fo:margin-right="0cm" fo:margin-top="0.041cm" fo:margin-bottom="0cm" fo:text-indent="0cm"/>
      <style:text-properties fo:font-size="8.39999961853027pt" style:font-size-asian="20pt" style:font-size-complex="20pt"/>
    </style:style>
    <style:style style:name="Forestbird-outline7" style:family="presentation" style:parent-style-name="Forestbird-outline6">
      <style:paragraph-properties fo:margin-left="0cm" fo:margin-right="0cm" fo:margin-top="0.041cm" fo:margin-bottom="0cm" fo:text-indent="0cm"/>
      <style:text-properties fo:font-size="8.39999961853027pt" style:font-size-asian="20pt" style:font-size-complex="20pt"/>
    </style:style>
    <style:style style:name="Forestbird-outline8" style:family="presentation" style:parent-style-name="Forestbird-outline7">
      <style:paragraph-properties fo:margin-left="0cm" fo:margin-right="0cm" fo:margin-top="0.041cm" fo:margin-bottom="0cm" fo:text-indent="0cm"/>
      <style:text-properties fo:font-size="8.39999961853027pt" style:font-size-asian="20pt" style:font-size-complex="20pt"/>
    </style:style>
    <style:style style:name="Forestbird-outline9" style:family="presentation" style:parent-style-name="Forestbird-outline8">
      <style:paragraph-properties fo:margin-left="0cm" fo:margin-right="0cm" fo:margin-top="0.041cm" fo:margin-bottom="0cm" fo:text-indent="0cm"/>
      <style:text-properties fo:font-size="8.39999961853027pt" style:font-size-asian="20pt" style:font-size-complex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399999618530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restbird" style:page-layout-name="PM1" draw:style-name="Mdp2">
      <draw:frame presentation:style-name="Forestbird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1:10:51.420133013</meta:creation-date>
    <dc:date>2021-05-03T12:23:15.833776399</dc:date>
    <meta:editing-duration>PT11M26S</meta:editing-duration>
    <meta:editing-cycles>1</meta:editing-cycles>
    <meta:document-statistic meta:object-count="38"/>
    <meta:generator>LibreOffice/6.4.6.2$Linux_X86_64 LibreOffice_project/40$Build-2</meta:generator>
  </office:meta>
</office:document-meta>
</file>